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“1”, “5”, “6”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Print a list</text:p>
                  </text:list-item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Map</text:p>
                    <text:list>
                      <text:list-item>
                        <text:p>%{}</text:p>
                      </text:list-item>
                    </text:list>
                  </text:list-item>
                  <text:list-item>
                    <text:p>Keyword list (list of tuples)</text:p>
                    <text:list>
                      <text:list-item>
                        <text:p>{name: “Ruben”, age: 36}</text:p>
                      </text:list-item>
                    </text:list>
                  </text:list-item>
                  <text:list-item>
                    <text:p>Set (implemented using MapSet, are ordered, not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19:34:05.425310166</dc:date>
    <meta:editing-duration>PT6H22M23S</meta:editing-duration>
    <meta:editing-cycles>64</meta:editing-cycles>
    <meta:generator>LibreOffice/5.1.4.2$Linux_X86_64 LibreOffice_project/10m0$Build-2</meta:generator>
    <meta:document-statistic meta:object-count="102"/>
  </office:meta>
</office:document-meta>
</file>